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14pt" style:font-size-asian="14pt" style:font-size-complex="14pt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ummar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iorit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conditio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ostcondtio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imary Actor(s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condary Actor(s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igg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2"/>
          <table:table-cell table:style-name="ce5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Open Issues</text:p>
          </table:table-cell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6:16:28.181238205</dc:date>
    <meta:editing-duration>PT10M17S</meta:editing-duration>
    <meta:editing-cycles>1</meta:editing-cycles>
    <meta:document-statistic meta:table-count="1" meta:cell-count="16" meta:object-count="0"/>
    <meta:generator>LibreOffice/5.0.2.2$Linux_X86_64 LibreOffice_project/00m0$Build-2</meta:generator>
  </office:meta>
</office:document-meta>
</file>